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9f92" officeooo:paragraph-rsid="00129f92"/>
    </style:style>
    <style:style style:name="P2" style:family="paragraph" style:parent-style-name="Standard">
      <style:text-properties officeooo:rsid="00129f92" officeooo:paragraph-rsid="00129f92"/>
    </style:style>
    <style:style style:name="P3" style:family="paragraph" style:parent-style-name="Standard">
      <style:text-properties officeooo:rsid="00129f92" officeooo:paragraph-rsid="0012ec03"/>
    </style:style>
    <style:style style:name="P4" style:family="paragraph" style:parent-style-name="Standard">
      <style:text-properties officeooo:rsid="00129f92" officeooo:paragraph-rsid="00131d81"/>
    </style:style>
    <style:style style:name="P5" style:family="paragraph" style:parent-style-name="Standard">
      <style:text-properties style:text-underline-style="solid" style:text-underline-width="auto" style:text-underline-color="font-color" officeooo:rsid="00129f92" officeooo:paragraph-rsid="00129f92"/>
    </style:style>
    <style:style style:name="P6" style:family="paragraph" style:parent-style-name="Standard">
      <style:text-properties style:text-underline-style="solid" style:text-underline-width="auto" style:text-underline-color="font-color" officeooo:rsid="00129f92" officeooo:paragraph-rsid="0012ec03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9f92" officeooo:paragraph-rsid="00129f92" style:font-weight-asian="bold" style:font-weight-complex="bold"/>
    </style:style>
    <style:style style:name="T1" style:family="text">
      <style:text-properties officeooo:rsid="0012ec03"/>
    </style:style>
    <style:style style:name="T2" style:family="text">
      <style:text-properties officeooo:rsid="00131d8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420d9"/>
    </style:style>
    <style:style style:name="T6" style:family="text">
      <style:text-properties style:text-underline-style="none" officeooo:rsid="00166713"/>
    </style:style>
    <style:style style:name="T7" style:family="text">
      <style:text-properties officeooo:rsid="0014bf4b"/>
    </style:style>
    <style:style style:name="T8" style:family="text">
      <style:text-properties officeooo:rsid="00159274"/>
    </style:style>
    <style:style style:name="T9" style:family="text">
      <style:text-properties officeooo:rsid="001667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U</text:p>
      <text:p text:style-name="P4"><text:span text:style-name="T3">Stratégique :</text:span> </text:p>
      <text:p text:style-name="P4">- <text:span text:style-name="T9">Créer</text:span> un scénario</text:p>
      <text:p text:style-name="P2"/>
      <text:p text:style-name="P6">Utilisateur : </text:p>
      <text:p text:style-name="P3"><text:span text:style-name="T1">- Connecter son SAE au wifi</text:span></text:p>
      <text:p text:style-name="P3">- <text:span text:style-name="T9">Vérifier sa consomation</text:span></text:p>
      <text:p text:style-name="P3">- <text:span text:style-name="T9">Enregistrer un objet connecté au SAE</text:span></text:p>
      <text:p text:style-name="P3">- <text:span text:style-name="T9">Supprimer un objet connecté</text:span></text:p>
      <text:p text:style-name="P3">- <text:span text:style-name="T9">Modifier un scénario</text:span></text:p>
      <text:p text:style-name="P3">- <text:span text:style-name="T8">Modifier les autorisation de controle</text:span></text:p>
      <text:p text:style-name="P3"/>
      <text:p text:style-name="P5">Sous-fonction :<text:line-break/><text:span text:style-name="T4">- </text:span><text:span text:style-name="T6">E</text:span><text:span text:style-name="T5">nvoie</text:span><text:span text:style-name="T6">e</text:span><text:span text:style-name="T5"> les différentes consomations des objets connectés</text:span></text:p>
      <text:p text:style-name="P2">- <text:span text:style-name="T9">Recalculer les scénario en fonction des donné envoyé par le SI</text:span></text:p>
      <text:p text:style-name="P2">- <text:span text:style-name="T9">Calculer la consomation</text:span></text:p>
      <text:p text:style-name="P2">- <text:span text:style-name="T9">Envoie les consigne aux objets connectés </text:span></text:p>
      <text:p text:style-name="P2"/>
      <text:p text:style-name="P2"/>
      <text:p text:style-name="P2"/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Titre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ésumé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orté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iveau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cteur principal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cteur secondair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écondi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Garanties minim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Garanties en cas de succè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cénario nomin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Variant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Extension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nformations complémentaire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</meta:initial-creator>
    <meta:creation-date>2014-11-17T08:16:06.358962705</meta:creation-date>
    <dc:date>2014-11-17T10:00:31.873474911</dc:date>
    <dc:creator>arthur </dc:creator>
    <meta:editing-duration>PT58M50S</meta:editing-duration>
    <meta:editing-cycles>6</meta:editing-cycles>
    <meta:generator>LibreOffice/4.2.7.2$Linux_x86 LibreOffice_project/420m0$Build-2</meta:generator>
    <meta:document-statistic meta:table-count="1" meta:image-count="0" meta:object-count="0" meta:page-count="1" meta:paragraph-count="27" meta:word-count="96" meta:character-count="610" meta:non-whitespace-character-count="538"/>
  </office:meta>
</office:document-meta>
</file>